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dc4e" officeooo:paragraph-rsid="001cdc4e"/>
    </style:style>
    <style:style style:name="P2" style:family="paragraph" style:parent-style-name="Standard">
      <style:text-properties officeooo:rsid="001d3b3d" officeooo:paragraph-rsid="001d3b3d"/>
    </style:style>
    <style:style style:name="T1" style:family="text">
      <style:text-properties officeooo:rsid="001cdc4e"/>
    </style:style>
    <text:list-style style:name="L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1. </text:span>Print characters from a string that are present at an even index number</text:p>
      <text:p text:style-name="Standard">Write a program to accept a string from the user and display characters that are present at an even index number.</text:p>
      <text:p text:style-name="Standard"/>
      <text:p text:style-name="Standard">For example, str = "pynative" so you should display ‘p’, ‘n’, ‘t’, ‘v’.</text:p>
      <text:p text:style-name="Standard"/>
      <text:p text:style-name="Standard"><text:span text:style-name="T1">2. </text:span>Remove first n characters from a string</text:p>
      <text:p text:style-name="Standard">Write a program to remove characters from a string starting from zero up to n and return a new string.</text:p>
      <text:p text:style-name="Standard"/>
      <text:p text:style-name="Standard">For example:</text:p>
      <text:p text:style-name="Standard"/>
      <text:p text:style-name="Standard">remove_chars("pynative", 4) so output must be tive. Here we need to remove first four characters from a string.</text:p>
      <text:p text:style-name="Standard">remove_chars("pynative", 2) so output must be native. Here we need to remove first two characters from a string.</text:p>
      <text:p text:style-name="Standard">Note: n must be less than the length of the string.</text:p>
      <text:p text:style-name="Standard"/>
      <text:p text:style-name="P1">3. Check if the first and last number of a list is the same</text:p>
      <text:p text:style-name="P1">Write a function to return True if the first and last number of a given list is same. If numbers are different then return False.</text:p>
      <text:p text:style-name="P1"/>
      <text:p text:style-name="P1">Given:</text:p>
      <text:p text:style-name="P1"/>
      <text:p text:style-name="P1">numbers_x = [10, 20, 30, 40, 10]</text:p>
      <text:p text:style-name="P1">numbers_y = [75, 65, 35, 75, 30]</text:p>
      <text:p text:style-name="P1"/>
      <text:p text:style-name="P1">Expected Output:</text:p>
      <text:p text:style-name="P1"/>
      <text:p text:style-name="P1">Given list: [10, 20, 30, 40, 10]</text:p>
      <text:p text:style-name="P1">result is True</text:p>
      <text:p text:style-name="P1"/>
      <text:p text:style-name="P1">numbers_y = [75, 65, 35, 75, 30]</text:p>
      <text:p text:style-name="P1">result is False</text:p>
      <text:p text:style-name="P1"/>
      <text:p text:style-name="P1">4. Return the count of a given substring from a string</text:p>
      <text:p text:style-name="P1">Write a program to find how many times substring “Emma” appears in the given string.</text:p>
      <text:p text:style-name="P1"/>
      <text:p text:style-name="P1">Given:</text:p>
      <text:p text:style-name="P1"/>
      <text:p text:style-name="P1">str_x = "Emma is good developer. Emma is a writer"</text:p>
      <text:p text:style-name="P1">Expected Output:</text:p>
      <text:p text:style-name="P1"/>
      <text:p text:style-name="P1">Emma appeared 2 times</text:p>
      <text:p text:style-name="P1"/>
      <text:p text:style-name="P1">5. Create a new list from a two list using the following condition</text:p>
      <text:p text:style-name="P1">Create a new list from a two list using the following condition</text:p>
      <text:p text:style-name="P1"/>
      <text:p text:style-name="P1">Given a two list of numbers, write a program to create a new list such that the new list should contain odd numbers from the first list and even numbers from the second list.</text:p>
      <text:p text:style-name="P1"/>
      <text:p text:style-name="P1">Given:</text:p>
      <text:p text:style-name="P1"><text:soft-page-break/></text:p>
      <text:p text:style-name="P1">list1 = [10, 20, 25, 30, 35]</text:p>
      <text:p text:style-name="P1">list2 = [40, 45, 60, 75, 90]</text:p>
      <text:p text:style-name="P1">Expected Output:</text:p>
      <text:p text:style-name="P1"/>
      <text:p text:style-name="P1">result list: [25, 35, 40, 60, 90]</text:p>
      <text:p text:style-name="P1"/>
      <text:p text:style-name="P1">6. Calculate income tax for the given income by adhering to the below rules</text:p>
      <text:p text:style-name="P1">Taxable Income<text:tab/>Rate (in %)</text:p>
      <text:p text:style-name="P1">First $10,000<text:tab/><text:tab/>0</text:p>
      <text:p text:style-name="P1">Next $10,000<text:tab/><text:tab/>10</text:p>
      <text:p text:style-name="P1">The remaining<text:tab/><text:tab/>20</text:p>
      <text:p text:style-name="P1"/>
      <text:p text:style-name="P1">Expected Output:</text:p>
      <text:p text:style-name="P1">For example, suppose the taxable income is 45000 the income tax payable is</text:p>
      <text:p text:style-name="P1">10000*0% + 10000*10% <text:s/>+ 25000*20% = $6000.</text:p>
      <text:p text:style-name="P1"/>
      <text:p text:style-name="P1">7. Write a function called exponent(base, exp) that returns an int value of base raises to the power of exp.</text:p>
      <text:p text:style-name="P1">Note here exp is a non-negative integer, and the base is an integer.</text:p>
      <text:p text:style-name="P1"/>
      <text:p text:style-name="P1">Expected output</text:p>
      <text:p text:style-name="P1"/>
      <text:p text:style-name="P1">Case 1:</text:p>
      <text:p text:style-name="P1">base = 2</text:p>
      <text:p text:style-name="P1">exponent = 5</text:p>
      <text:p text:style-name="P1">2 raises to the power of 5: 32 i.e. (2 *2 * 2 *2 *2 = 32)</text:p>
      <text:p text:style-name="P1"/>
      <text:p text:style-name="P1">Case 2:</text:p>
      <text:p text:style-name="P1">base = 5</text:p>
      <text:p text:style-name="P1">exponent = 4</text:p>
      <text:p text:style-name="P1">5 raises to the power of 4 is: 625 </text:p>
      <text:p text:style-name="P1">i.e. (5 *5 * 5 *5 = 625)</text:p>
      <text:p text:style-name="P1"/>
      <text:p text:style-name="P1">8. Concatenate two lists index-wise</text:p>
      <text:p text:style-name="P1">Write a program to add two lists index-wise. Create a new list that contains the 0th index item from both the list, then the 1st index item, and so on till the last element. any leftover items will get added at the end of the new list.</text:p>
      <text:p text:style-name="P1"/>
      <text:p text:style-name="P1">Given:</text:p>
      <text:p text:style-name="P1"/>
      <text:p text:style-name="P1">list1 = ["M", "na", "i", "Ke"]</text:p>
      <text:p text:style-name="P1">list2 = ["y", "me", "s", "lly"]</text:p>
      <text:p text:style-name="P1">Expected output:</text:p>
      <text:p text:style-name="P1"/>
      <text:p text:style-name="P1">['My', 'name', 'is', 'Kelly']</text:p>
      <text:p text:style-name="P1"/>
      <text:p text:style-name="P1">9. Turn every item of a list into its square</text:p>
      <text:p text:style-name="P1">Given a list of numbers. write a program to turn every item of a list into its square.</text:p>
      <text:p text:style-name="P1"/>
      <text:p text:style-name="P1">Given:</text:p>
      <text:p text:style-name="P1"/>
      <text:p text:style-name="P1"><text:soft-page-break/>numbers = [1, 2, 3, 4, 5, 6, 7]</text:p>
      <text:p text:style-name="P1">Expected output:</text:p>
      <text:p text:style-name="P1"/>
      <text:p text:style-name="P1">[1, 4, 9, 16, 25, 36, 49]</text:p>
      <text:p text:style-name="P1"/>
      <text:p text:style-name="P1">10. Concatenate two lists in the following order</text:p>
      <text:p text:style-name="P1">list1 = ["Hello ", "take "]</text:p>
      <text:p text:style-name="P1">list2 = ["Dear", "Sir"]</text:p>
      <text:p text:style-name="P1">Expected output:</text:p>
      <text:p text:style-name="P1"/>
      <text:p text:style-name="P1">['Hello Dear', 'Hello Sir', 'take Dear', 'take Sir']</text:p>
      <text:p text:style-name="P1"/>
      <text:p text:style-name="P1">11. Iterate both lists simultaneously</text:p>
      <text:p text:style-name="P1">Given a two Python list. Write a program to iterate both lists simultaneously and display items from list1 in original order and items from list2 in reverse order.</text:p>
      <text:p text:style-name="P1"/>
      <text:p text:style-name="P1">Given</text:p>
      <text:p text:style-name="P1"/>
      <text:p text:style-name="P1">list1 = [10, 20, 30, 40]</text:p>
      <text:p text:style-name="P1">list2 = [100, 200, 300, 400]</text:p>
      <text:p text:style-name="P1">Expected output:</text:p>
      <text:p text:style-name="P1"/>
      <text:p text:style-name="P1">10 400</text:p>
      <text:p text:style-name="P1">20 300</text:p>
      <text:p text:style-name="P1">30 200</text:p>
      <text:p text:style-name="P1">40 100</text:p>
      <text:p text:style-name="P1"/>
      <text:p text:style-name="P1">12. Remove empty strings from the list of strings</text:p>
      <text:p text:style-name="P1">list1 = ["Mike", "", "Emma", "Kelly", "", "Brad"]</text:p>
      <text:p text:style-name="P1">Expected output:</text:p>
      <text:p text:style-name="P1"/>
      <text:p text:style-name="P1">["Mike", "Emma", "Kelly", "Brad"]</text:p>
      <text:p text:style-name="P1"/>
      <text:p text:style-name="P1">13. Extend nested list by adding the sublist</text:p>
      <text:p text:style-name="P1">You have given a nested list. Write a program to extend it by adding the sublist ["h", "i", "j"] in such a way that it will look like the following list.</text:p>
      <text:p text:style-name="P1"/>
      <text:p text:style-name="P1">Given List:</text:p>
      <text:p text:style-name="P1"/>
      <text:p text:style-name="P1">list1 = ["a", "b", ["c", ["d", "e", ["f", "g"], "k"], "l"], "m", "n"]</text:p>
      <text:p text:style-name="P1"/>
      <text:p text:style-name="P1"># sub list to add</text:p>
      <text:p text:style-name="P1">sub_list = ["h", "i", "j"]</text:p>
      <text:p text:style-name="P1">Expected Output:</text:p>
      <text:p text:style-name="P1"/>
      <text:p text:style-name="P1">['a', 'b', ['c', ['d', 'e', ['f', 'g', 'h', 'i', 'j'], 'k'], 'l'], 'm', 'n']</text:p>
      <text:p text:style-name="P1"/>
      <text:p text:style-name="P1">14. Replace list’s item with new value if found</text:p>
      <text:p text:style-name="P1">You have given a Python list. Write a program to find value 20 in the list, and if it is present, replace it with 200. Only update the first occurrence of an item.</text:p>
      <text:p text:style-name="P1"/>
      <text:p text:style-name="P1">Given:</text:p>
      <text:p text:style-name="P1"><text:soft-page-break/></text:p>
      <text:p text:style-name="P1">list1 = [5, 10, 15, 20, 25, 50, 20]</text:p>
      <text:p text:style-name="P1">Expected output:</text:p>
      <text:p text:style-name="P1"/>
      <text:p text:style-name="P1">[5, 10, 15, 200, 25, 50, 20]</text:p>
      <text:p text:style-name="P1"/>
      <text:p text:style-name="P1">15. Remove all occurrences of a specific item from a list.</text:p>
      <text:p text:style-name="P1">Given a Python list, write a program to remove all occurrences of item 20.</text:p>
      <text:p text:style-name="P1"/>
      <text:p text:style-name="P1">Given:</text:p>
      <text:p text:style-name="P1"/>
      <text:p text:style-name="P1">list1 = [5, 20, 15, 20, 25, 50, 20]</text:p>
      <text:p text:style-name="P1">Expected output:</text:p>
      <text:p text:style-name="P1"/>
      <text:p text:style-name="P1">[5, 15, 25, 50]</text:p>
      <text:p text:style-name="P1"/>
      <text:p text:style-name="P1">16. Convert two lists into a dictionary</text:p>
      <text:p text:style-name="P1">Below are the two lists. Write a Python program to convert them into a dictionary in a way that item from list1 is the key and item from list2 is the value</text:p>
      <text:p text:style-name="P1"/>
      <text:p text:style-name="P1">keys = ['Ten', 'Twenty', 'Thirty']</text:p>
      <text:p text:style-name="P1">values = [10, 20, 30]</text:p>
      <text:p text:style-name="P1">Expected output:</text:p>
      <text:p text:style-name="P1"/>
      <text:p text:style-name="P1">{'Ten': 10, 'Twenty': 20, 'Thirty': 30}</text:p>
      <text:p text:style-name="P1"/>
      <text:p text:style-name="P1">17. Create a dictionary by extracting the keys from a given dictionary</text:p>
      <text:p text:style-name="P1">Write a Python program to create a new dictionary by extracting the mentioned keys from the below dictionary.</text:p>
      <text:p text:style-name="P1"/>
      <text:p text:style-name="P1">Given dictionary:</text:p>
      <text:p text:style-name="P1"/>
      <text:p text:style-name="P1">sample_dict = {</text:p>
      <text:p text:style-name="P1"><text:s text:c="4"/>"name": "Kelly",</text:p>
      <text:p text:style-name="P1"><text:s text:c="4"/>"age": 25,</text:p>
      <text:p text:style-name="P1"><text:s text:c="4"/>"salary": 8000,</text:p>
      <text:p text:style-name="P1"><text:s text:c="4"/>"city": "New york"}</text:p>
      <text:p text:style-name="P1"/>
      <text:p text:style-name="P1"># Keys to extract</text:p>
      <text:p text:style-name="P1">keys = ["name", "salary"]</text:p>
      <text:p text:style-name="P1">Expected output:</text:p>
      <text:p text:style-name="P1"/>
      <text:p text:style-name="P1">{'name': 'Kelly', 'salary': 8000}</text:p>
      <text:p text:style-name="P1"/>
      <text:p text:style-name="P1">18. <text:s/>Rename key of a dictionary</text:p>
      <text:p text:style-name="P1">Write a program to rename a key city to a location in the following dictionary.</text:p>
      <text:p text:style-name="P1"/>
      <text:p text:style-name="P1">Given:</text:p>
      <text:p text:style-name="P1"/>
      <text:p text:style-name="P1">sample_dict = {</text:p>
      <text:p text:style-name="P1"><text:s text:c="2"/>"name": "Kelly",</text:p>
      <text:p text:style-name="P1"><text:s text:c="2"/>"age":25,</text:p>
      <text:p text:style-name="P1"><text:soft-page-break/><text:s text:c="2"/>"salary": 8000,</text:p>
      <text:p text:style-name="P1"><text:s text:c="2"/>"city": "New york"</text:p>
      <text:p text:style-name="P1">}</text:p>
      <text:p text:style-name="P1">Expected output:</text:p>
      <text:p text:style-name="P1"/>
      <text:p text:style-name="P1">{'name': 'Kelly', 'age': 25, 'salary': 8000, 'location': 'New york'}</text:p>
      <text:p text:style-name="P1"/>
      <text:p text:style-name="P1">19. Change value of a key in a nested dictionary</text:p>
      <text:p text:style-name="P1">Write a Python program to change Brad’s salary to 8500 in the following dictionary.</text:p>
      <text:p text:style-name="P1"/>
      <text:p text:style-name="P1">Given:</text:p>
      <text:p text:style-name="P1"/>
      <text:p text:style-name="P1">sample_dict = {</text:p>
      <text:p text:style-name="P1"><text:s text:c="4"/>'emp1': {'name': 'Jhon', 'salary': 7500},</text:p>
      <text:p text:style-name="P1"><text:s text:c="4"/>'emp2': {'name': 'Emma', 'salary': 8000},</text:p>
      <text:p text:style-name="P1"><text:s text:c="4"/>'emp3': {'name': 'Brad', 'salary': 500}</text:p>
      <text:p text:style-name="P1">}</text:p>
      <text:p text:style-name="P1">Expected output:</text:p>
      <text:p text:style-name="P1"/>
      <text:p text:style-name="P1">{</text:p>
      <text:p text:style-name="P1"><text:s text:c="3"/>'emp1': {'name': 'Jhon', 'salary': 7500},</text:p>
      <text:p text:style-name="P1"><text:s text:c="3"/>'emp2': {'name': 'Emma', 'salary': 8000},</text:p>
      <text:p text:style-name="P1"><text:s text:c="3"/>'emp3': {'name': 'Brad', 'salary': 8500}</text:p>
      <text:p text:style-name="P1">}</text:p>
      <text:p text:style-name="P1"/>
      <text:p text:style-name="P1">20. Create a string made of the first, middle and last character</text:p>
      <text:p text:style-name="P1">Write a program to create a new string made of an input string’s first, middle, and last character.</text:p>
      <text:p text:style-name="P1"/>
      <text:p text:style-name="P1">Given:</text:p>
      <text:p text:style-name="P1"/>
      <text:p text:style-name="P1">str1 = "James"</text:p>
      <text:p text:style-name="P1">Expected Output:</text:p>
      <text:p text:style-name="P1"/>
      <text:p text:style-name="P1">Jms</text:p>
      <text:p text:style-name="P1"/>
      <text:p text:style-name="P1">21. Append new string in the middle of a given string</text:p>
      <text:p text:style-name="P1">Given two strings, s1 and s2. Write a program to create a new string s3 by appending s2 in the middle of s1.</text:p>
      <text:p text:style-name="P1"/>
      <text:p text:style-name="P1">Given:</text:p>
      <text:p text:style-name="P1"/>
      <text:p text:style-name="P1">s1 = "Ault"</text:p>
      <text:p text:style-name="P1">s2 = "Kelly"</text:p>
      <text:p text:style-name="P1">Expected Output:</text:p>
      <text:p text:style-name="P1"/>
      <text:p text:style-name="P1">AuKellylt</text:p>
      <text:p text:style-name="P1"/>
      <text:p text:style-name="P1">22. Arrange string characters such that lowercase letters should come first</text:p>
      <text:p text:style-name="P1">Given string contains a combination of the lower and upper case letters. Write a program to arrange the characters of a string so that all lowercase letters should come first.</text:p>
      <text:p text:style-name="P1"/>
      <text:p text:style-name="P1">Given:</text:p>
      <text:p text:style-name="P1"><text:soft-page-break/></text:p>
      <text:p text:style-name="P1">str1 = PyNaTive</text:p>
      <text:p text:style-name="P1">Expected Output:</text:p>
      <text:p text:style-name="P1"/>
      <text:p text:style-name="P1">yaivePNT</text:p>
      <text:p text:style-name="P1"/>
      <text:p text:style-name="P1">23. Create a mixed String using the following rules</text:p>
      <text:p text:style-name="P1">Given two strings, s1 and s2. Write a program to create a new string s3 made of the first char of s1, then the last char of s2, Next, the second char of s1 and second last char of s2, and so on. Any leftover chars go at the end of the result.</text:p>
      <text:p text:style-name="P1"/>
      <text:p text:style-name="P1">Given:</text:p>
      <text:p text:style-name="P1"/>
      <text:p text:style-name="P1">s1 = "Abc"</text:p>
      <text:p text:style-name="P1">s2 = "Xyz"</text:p>
      <text:p text:style-name="P1">Expected Output:</text:p>
      <text:p text:style-name="P1"/>
      <text:p text:style-name="P1">AzbycX</text:p>
      <text:p text:style-name="P1"/>
      <text:p text:style-name="P2">24. Write a program to count occurrences of all characters within a string</text:p>
      <text:p text:style-name="P2">Given:</text:p>
      <text:p text:style-name="P2"/>
      <text:p text:style-name="P2">str1 = "Apple"</text:p>
      <text:p text:style-name="P2">Expected Outcome:</text:p>
      <text:p text:style-name="P2"/>
      <text:p text:style-name="P2">{'A': 1, 'p': 2, 'l': 1, 'e': 1}</text:p>
      <text:p text:style-name="P2"/>
      <text:p text:style-name="P2">25. Split a string on hyphens</text:p>
      <text:p text:style-name="P2">Write a program to split a given string on hyphens and display each substring.</text:p>
      <text:p text:style-name="P2"/>
      <text:p text:style-name="P2">Given:</text:p>
      <text:p text:style-name="P2">str1 = Emma-is-a-data-scientist</text:p>
      <text:p text:style-name="P2"/>
      <text:p text:style-name="P2">Expected Output:</text:p>
      <text:p text:style-name="P2">Displaying each substring</text:p>
      <text:p text:style-name="P2"/>
      <text:p text:style-name="P2">Emma</text:p>
      <text:p text:style-name="P2">is</text:p>
      <text:p text:style-name="P2">a</text:p>
      <text:p text:style-name="P2">data</text:p>
      <text:p text:style-name="P2">scientist</text:p>
      <text:p text:style-name="P2"/>
      <text:p text:style-name="P2">26. Find words with both alphabets and numbers</text:p>
      <text:p text:style-name="P2">Write a program to find words with both alphabets and numbers from an input string.</text:p>
      <text:p text:style-name="P2"/>
      <text:p text:style-name="P2">Given:</text:p>
      <text:p text:style-name="P2"/>
      <text:p text:style-name="P2">str1 = "Emma25 is Data scientist50 and AI Expert"</text:p>
      <text:p text:style-name="P2"/>
      <text:p text:style-name="P2">Expected Output:</text:p>
      <text:p text:style-name="P2">Emma25</text:p>
      <text:p text:style-name="P2">scientist5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10:40:11.345207363</meta:creation-date>
    <dc:date>2021-11-30T10:54:19.061985800</dc:date>
    <meta:editing-duration>PT3M37S</meta:editing-duration>
    <meta:editing-cycles>2</meta:editing-cycles>
    <meta:generator>LibreOffice/6.4.7.2$Linux_X86_64 LibreOffice_project/40$Build-2</meta:generator>
    <meta:document-statistic meta:table-count="0" meta:image-count="0" meta:object-count="0" meta:page-count="6" meta:paragraph-count="197" meta:word-count="1391" meta:character-count="7471" meta:non-whitespace-character-count="6226"/>
  </office:meta>
</office:document-meta>
</file>